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2.764cm"/>
    </style:style>
    <style:style style:name="Tabelle1.B" style:family="table-column">
      <style:table-column-properties style:column-width="14.235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4.418cm" table:align="left"/>
    </style:style>
    <style:style style:name="Tabelle2.A" style:family="table-column">
      <style:table-column-properties style:column-width="5.74cm"/>
    </style:style>
    <style:style style:name="Tabelle2.B" style:family="table-column">
      <style:table-column-properties style:column-width="8.678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Klar, ich gebe dir eine ausführliche, verständliche und praxisorientierte Erklärung von <text:span text:style-name="Source_20_Text">tkinter.grid()</text:span>, speziell so, dass du sie direkt in deine Offline-Bibliothek übernehmen und jederzeit ohne Nachschlagen verwenden kannst.</text:p>
      <text:p text:style-name="Horizontal_20_Line"/>
      <text:h text:style-name="Heading_20_1" text:outline-level="1"><text:span text:style-name="Strong_20_Emphasis">Tkinter </text:span><text:span text:style-name="Strong_20_Emphasis"><text:span text:style-name="Source_20_Text">grid()</text:span></text:span><text:span text:style-name="Strong_20_Emphasis"> – ausführliche Erklärung</text:span></text:h>
      <text:h text:style-name="Heading_20_2" text:outline-level="2">Was ist <text:span text:style-name="Source_20_Text">grid()</text:span>?</text:h>
      <text:p text:style-name="Text_20_body"><text:span text:style-name="Source_20_Text">grid()</text:span> ist ein Layout-Manager in Tkinter, mit dem du Widgets <text:span text:style-name="Strong_20_Emphasis">in einem Raster (Grid)</text:span> aus Zeilen und Spalten anordnest. Es ist eine Alternative zu <text:span text:style-name="Source_20_Text">pack()</text:span>, das Widgets einfach stapelt.</text:p>
      <text:h text:style-name="Heading_20_3" text:outline-level="3">Warum <text:span text:style-name="Source_20_Text">grid()</text:span> nutzen?</text:h>
      <text:list xml:id="list3506420131855981064" text:style-name="L1">
        <text:list-item>
          <text:p text:style-name="P3"><text:span text:style-name="Strong_20_Emphasis">Präzise Kontrolle über Position</text:span>: Du kannst Widgets genau in Zeilen und Spalten platzieren.</text:p>
        </text:list-item>
        <text:list-item>
          <text:p text:style-name="P3"><text:span text:style-name="Strong_20_Emphasis">Flexible Layouts</text:span>: Mehrspaltige und mehrzeilige Anordnungen sind einfach möglich.</text:p>
        </text:list-item>
        <text:list-item>
          <text:p text:style-name="P3"><text:span text:style-name="Strong_20_Emphasis">Leichtes Verschieben von Widgets</text:span>: Widgets lassen sich bequem an andere Positionen verschieben.</text:p>
        </text:list-item>
        <text:list-item>
          <text:p text:style-name="P3"><text:span text:style-name="Strong_20_Emphasis">Bessere Skalierbarkeit</text:span> bei komplexeren GUIs.</text:p>
        </text:list-item>
      </text:list>
      <text:p text:style-name="Horizontal_20_Line"/>
      <text:h text:style-name="Heading_20_2" text:outline-level="2">Grundprinzip</text:h>
      <text:p text:style-name="Text_20_body">Ein Widget, z.B. ein Button, wird mit <text:span text:style-name="Source_20_Text">.grid()</text:span> an einem bestimmten Ort eingefügt:</text:p>
      <text:p text:style-name="P1"><text:span text:style-name="Source_20_Text">widget.grid(row=0, column=0)</text:span></text:p>
      <text:list xml:id="list7988946436771629056" text:style-name="L2">
        <text:list-item>
          <text:p text:style-name="P4"><text:span text:style-name="Source_20_Text">row</text:span> = Zeilennummer (beginnend bei 0)</text:p>
        </text:list-item>
        <text:list-item>
          <text:p text:style-name="P4"><text:span text:style-name="Source_20_Text">column</text:span> = Spaltennummer (beginnend bei 0)</text:p>
        </text:list-item>
      </text:list>
      <text:p text:style-name="Horizontal_20_Line"/>
      <text:h text:style-name="Heading_20_2" text:outline-level="2">Wichtige Parameter von <text:span text:style-name="Source_20_Text">grid()</text:span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Parameter</text:p>
            </table:table-cell>
            <table:table-cell table:style-name="Tabel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ource_20_Text">row</text:span></text:p>
          </table:table-cell>
          <table:table-cell table:style-name="Tabelle1.A1" office:value-type="string">
            <text:p text:style-name="Table_20_Contents">Zeilennummer, an der das Widget positioniert wird (Standard: 0)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column</text:span></text:p>
          </table:table-cell>
          <table:table-cell table:style-name="Tabelle1.A1" office:value-type="string">
            <text:p text:style-name="Table_20_Contents">Spaltennummer, an der das Widget positioniert wird (Standard: 0)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sticky</text:span></text:p>
          </table:table-cell>
          <table:table-cell table:style-name="Tabelle1.A1" office:value-type="string">
            <text:p text:style-name="Table_20_Contents">Wie sich das Widget innerhalb der Zelle ausrichtet (N, E, S, W für Norden, Osten, Süden, Westen)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columnspan</text:span></text:p>
          </table:table-cell>
          <table:table-cell table:style-name="Tabelle1.A1" office:value-type="string">
            <text:p text:style-name="Table_20_Contents">Wie viele Spalten das Widget überspannt (Standard: 1)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rowspan</text:span></text:p>
          </table:table-cell>
          <table:table-cell table:style-name="Tabelle1.A1" office:value-type="string">
            <text:p text:style-name="Table_20_Contents">Wie viele Zeilen das Widget überspannt (Standard: 1)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padx</text:span></text:p>
          </table:table-cell>
          <table:table-cell table:style-name="Tabelle1.A1" office:value-type="string">
            <text:p text:style-name="Table_20_Contents">Horizontaler Außenabstand (Padding) in Pixeln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pady</text:span></text:p>
          </table:table-cell>
          <table:table-cell table:style-name="Tabelle1.A1" office:value-type="string">
            <text:p text:style-name="Table_20_Contents">Vertikaler Außenabstand (Padding) in Pixeln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ipadx</text:span></text:p>
          </table:table-cell>
          <table:table-cell table:style-name="Tabelle1.A1" office:value-type="string">
            <text:p text:style-name="Table_20_Contents">Horizontaler Innenabstand (extra Platz innerhalb des Widgets)</text:p>
          </table:table-cell>
        </table:table-row>
        <text:soft-page-break/>
        <table:table-row>
          <table:table-cell table:style-name="Tabelle1.A1" office:value-type="string">
            <text:p text:style-name="Table_20_Contents"><text:span text:style-name="Source_20_Text">ipady</text:span></text:p>
          </table:table-cell>
          <table:table-cell table:style-name="Tabelle1.A1" office:value-type="string">
            <text:p text:style-name="Table_20_Contents">Vertikaler Innenabstand (extra Platz innerhalb des Widgets)</text:p>
          </table:table-cell>
        </table:table-row>
      </table:table>
      <text:p text:style-name="Horizontal_20_Line"/>
      <text:h text:style-name="Heading_20_2" text:outline-level="2"><text:span text:style-name="Source_20_Text">sticky</text:span> – Ausrichtung im Gitterfeld</text:h>
      <text:p text:style-name="Text_20_body">Standardmäßig zentriert Tkinter das Widget in der Zelle. Mit <text:span text:style-name="Source_20_Text">sticky</text:span> kannst du das ändern:</text:p>
      <text:list xml:id="list7139155967028995985" text:style-name="L3">
        <text:list-item>
          <text:p text:style-name="P5"><text:span text:style-name="Source_20_Text">N</text:span> = oben (north)</text:p>
        </text:list-item>
        <text:list-item>
          <text:p text:style-name="P5"><text:span text:style-name="Source_20_Text">E</text:span> = rechts (east)</text:p>
        </text:list-item>
        <text:list-item>
          <text:p text:style-name="P5"><text:span text:style-name="Source_20_Text">S</text:span> = unten (south)</text:p>
        </text:list-item>
        <text:list-item>
          <text:p text:style-name="P5"><text:span text:style-name="Source_20_Text">W</text:span> = links (west)</text:p>
        </text:list-item>
        <text:list-item>
          <text:p text:style-name="P5">Kombinationen wie <text:span text:style-name="Source_20_Text">sticky="NSEW"</text:span> strecken das Widget über die gesamte Zelle</text:p>
        </text:list-item>
      </text:list>
      <text:p text:style-name="Text_20_body">Beispiel:</text:p>
      <text:p text:style-name="P1"><text:span text:style-name="Source_20_Text">button.grid(row=0, column=0, sticky="EW") <text:s/># streckt das Widget horizontal</text:span></text:p>
      <text:p text:style-name="Horizontal_20_Line"/>
      <text:h text:style-name="Heading_20_2" text:outline-level="2">Beispiel: Einfaches Raster</text:h>
      <text:p text:style-name="Preformatted_20_Text"><text:span text:style-name="Source_20_Text">import tkinter as tk</text:span></text:p>
      <text:p text:style-name="Preformatted_20_Text"/>
      <text:p text:style-name="Preformatted_20_Text"><text:span text:style-name="Source_20_Text">root = tk.Tk()</text:span></text:p>
      <text:p text:style-name="Preformatted_20_Text"/>
      <text:p text:style-name="Preformatted_20_Text"><text:span text:style-name="Source_20_Text">tk.Label(root, text="Name:").grid(row=0, column=0, sticky="E")</text:span></text:p>
      <text:p text:style-name="Preformatted_20_Text"><text:span text:style-name="Source_20_Text">tk.Entry(root).grid(row=0, column=1)</text:span></text:p>
      <text:p text:style-name="Preformatted_20_Text"/>
      <text:p text:style-name="Preformatted_20_Text"><text:span text:style-name="Source_20_Text">tk.Label(root, text="Passwort:").grid(row=1, column=0, sticky="E")</text:span></text:p>
      <text:p text:style-name="Preformatted_20_Text"><text:span text:style-name="Source_20_Text">tk.Entry(root, show="*").grid(row=1, column=1)</text:span></text:p>
      <text:p text:style-name="Preformatted_20_Text"/>
      <text:p text:style-name="Preformatted_20_Text"><text:span text:style-name="Source_20_Text">tk.Button(root, text="Login").grid(row=2, column=0, columnspan=2)</text:span></text:p>
      <text:p text:style-name="Preformatted_20_Text"/>
      <text:p text:style-name="P1"><text:span text:style-name="Source_20_Text">root.mainloop()</text:span></text:p>
      <text:list xml:id="list3640850546043293787" text:style-name="L4">
        <text:list-item>
          <text:p text:style-name="P6">Zwei Labels und zwei Eingabefelder werden nebeneinander angezeigt.</text:p>
        </text:list-item>
        <text:list-item>
          <text:p text:style-name="P6">Der Button spannt beide Spalten.</text:p>
        </text:list-item>
      </text:list>
      <text:p text:style-name="Horizontal_20_Line"/>
      <text:h text:style-name="Heading_20_2" text:outline-level="2">Zeilen- und Spalten-Gewichte (<text:span text:style-name="Source_20_Text">rowconfigure</text:span>, <text:span text:style-name="Source_20_Text">columnconfigure</text:span>)</text:h>
      <text:p text:style-name="Text_20_body">Standardmäßig passen sich Zeilen und Spalten <text:span text:style-name="Strong_20_Emphasis">nicht</text:span> an die Fenstergröße an. Um das Layout flexibel zu machen, kannst du <text:span text:style-name="Strong_20_Emphasis">Gewichte vergeben</text:span>:</text:p>
      <text:p text:style-name="Preformatted_20_Text"><text:span text:style-name="Source_20_Text">root.grid_rowconfigure(0, weight=1)</text:span></text:p>
      <text:p text:style-name="P1"><text:span text:style-name="Source_20_Text">root.grid_columnconfigure(1, weight=1)</text:span></text:p>
      <text:list xml:id="list5459140979540307585" text:style-name="L5">
        <text:list-item>
          <text:p text:style-name="P7"><text:span text:style-name="Source_20_Text">weight</text:span> bestimmt, wie viel Platz die Zeile/Spalte beim Vergrößern des Fensters bekommt.</text:p>
        </text:list-item>
        <text:list-item>
          <text:p text:style-name="P7">Zeile 0 und Spalte 1 wachsen z.B. mit, andere bleiben fix.</text:p>
        </text:list-item>
      </text:list>
      <text:p text:style-name="Horizontal_20_Line"><text:soft-page-break/></text:p>
      <text:h text:style-name="Heading_20_2" text:outline-level="2">Anwendung in deinem Programm</text:h>
      <text:list xml:id="list4668031625599322877" text:style-name="L6">
        <text:list-item>
          <text:p text:style-name="P8"><text:span text:style-name="Strong_20_Emphasis">Layouts mit mehreren Widgets nebeneinander oder in Tabellenform sind einfacher.</text:span></text:p>
        </text:list-item>
        <text:list-item>
          <text:p text:style-name="P8">Beispiel: Dateiauswahl-Button links, daneben Textfeld mit Pfad.</text:p>
        </text:list-item>
        <text:list-item>
          <text:p text:style-name="P8">Widgets, die sich beim Fenster-Resize mitdehnen sollen, mit <text:span text:style-name="Source_20_Text">weight</text:span> konfigurieren.</text:p>
        </text:list-item>
        <text:list-item>
          <text:p text:style-name="P8">Padding (<text:span text:style-name="Source_20_Text">padx</text:span>, <text:span text:style-name="Source_20_Text">pady</text:span>) sorgt für saubere Abstände zwischen Widgets.</text:p>
        </text:list-item>
      </text:list>
      <text:p text:style-name="Horizontal_20_Line"/>
      <text:h text:style-name="Heading_20_2" text:outline-level="2">Vorteile gegenüber <text:span text:style-name="Source_20_Text">pack()</text:span></text:h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Table_20_Heading">Vorteil</text:p>
            </table:table-cell>
            <table:table-cell table:style-name="Tabelle2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elle2.A1" office:value-type="string">
            <text:p text:style-name="Table_20_Contents">Exakte Positionierung</text:p>
          </table:table-cell>
          <table:table-cell table:style-name="Tabelle2.A1" office:value-type="string">
            <text:p text:style-name="Table_20_Contents">Pack stapelt, Grid platziert gezielt</text:p>
          </table:table-cell>
        </table:table-row>
        <table:table-row>
          <table:table-cell table:style-name="Tabelle2.A1" office:value-type="string">
            <text:p text:style-name="Table_20_Contents">Mehrspaltige Layouts</text:p>
          </table:table-cell>
          <table:table-cell table:style-name="Tabelle2.A1" office:value-type="string">
            <text:p text:style-name="Table_20_Contents">Einfach mehrere Spalten nebeneinander</text:p>
          </table:table-cell>
        </table:table-row>
        <table:table-row>
          <table:table-cell table:style-name="Tabelle2.A1" office:value-type="string">
            <text:p text:style-name="Table_20_Contents">Flexibles Wachstum der Widgets</text:p>
          </table:table-cell>
          <table:table-cell table:style-name="Tabelle2.A1" office:value-type="string">
            <text:p text:style-name="Table_20_Contents">Mit <text:span text:style-name="Source_20_Text">rowconfigure</text:span> und <text:span text:style-name="Source_20_Text">columnconfigure</text:span></text:p>
          </table:table-cell>
        </table:table-row>
        <table:table-row>
          <table:table-cell table:style-name="Tabelle2.A1" office:value-type="string">
            <text:p text:style-name="Table_20_Contents">Bessere Übersicht im Code</text:p>
          </table:table-cell>
          <table:table-cell table:style-name="Tabelle2.A1" office:value-type="string">
            <text:p text:style-name="Table_20_Contents">Layout wird tabellarisch strukturiert</text:p>
          </table:table-cell>
        </table:table-row>
      </table:table>
      <text:p text:style-name="Horizontal_20_Line"/>
      <text:h text:style-name="Heading_20_2" text:outline-level="2">Typische Fehler und Tipps</text:h>
      <text:list xml:id="list254965424730615973" text:style-name="L7">
        <text:list-item>
          <text:p text:style-name="P9"><text:span text:style-name="Strong_20_Emphasis">Nicht </text:span><text:span text:style-name="Strong_20_Emphasis"><text:span text:style-name="Source_20_Text">pack()</text:span></text:span><text:span text:style-name="Strong_20_Emphasis"> und </text:span><text:span text:style-name="Strong_20_Emphasis"><text:span text:style-name="Source_20_Text">grid()</text:span></text:span><text:span text:style-name="Strong_20_Emphasis"> im selben Container mischen!</text:span><text:line-break/>Verwende immer nur einen Layout-Manager pro Frame/Fenster.</text:p>
        </text:list-item>
        <text:list-item>
          <text:p text:style-name="P9"><text:span text:style-name="Strong_20_Emphasis"><text:span text:style-name="Source_20_Text">sticky</text:span></text:span><text:span text:style-name="Strong_20_Emphasis"> nutzen, um Widgets zu strecken und zu positionieren.</text:span><text:line-break/>Ohne <text:span text:style-name="Source_20_Text">sticky</text:span> kann es sein, dass Buttons oder Labels komisch zentriert oder zu klein wirken.</text:p>
        </text:list-item>
        <text:list-item>
          <text:p text:style-name="P9"><text:span text:style-name="Strong_20_Emphasis"><text:span text:style-name="Source_20_Text">rowspan</text:span></text:span><text:span text:style-name="Strong_20_Emphasis"> und </text:span><text:span text:style-name="Strong_20_Emphasis"><text:span text:style-name="Source_20_Text">columnspan</text:span></text:span><text:span text:style-name="Strong_20_Emphasis"> sind praktisch für Überschriften oder große Buttons.</text:span></text:p>
        </text:list-item>
      </text:list>
      <text:p text:style-name="Horizontal_20_Line"/>
      <text:h text:style-name="Heading_20_2" text:outline-level="2">Zusammenfassung für deine Offline-Bibliothek</text:h>
      <text:p text:style-name="Preformatted_20_Text"><text:span text:style-name="Source_20_Text">### Tkinter `grid()` Layout-Manager</text:span></text:p>
      <text:p text:style-name="Preformatted_20_Text"/>
      <text:p text:style-name="Preformatted_20_Text"><text:span text:style-name="Source_20_Text">- Ordnet Widgets in einem Raster (Zeilen &amp; Spalten) an.</text:span></text:p>
      <text:p text:style-name="Preformatted_20_Text"><text:span text:style-name="Source_20_Text">- Nutze `row` und `column` für Position.</text:span></text:p>
      <text:p text:style-name="Preformatted_20_Text"><text:span text:style-name="Source_20_Text">- `sticky` zur Ausrichtung oder Streckung im Gitterfeld.</text:span></text:p>
      <text:p text:style-name="Preformatted_20_Text"><text:span text:style-name="Source_20_Text">- `columnspan`/`rowspan` für Überspannung mehrerer Zellen.</text:span></text:p>
      <text:p text:style-name="Preformatted_20_Text"><text:span text:style-name="Source_20_Text">- `padx`/`pady` für Abstände, `ipadx`/`ipady` für Innenabstand.</text:span></text:p>
      <text:p text:style-name="Preformatted_20_Text"><text:span text:style-name="Source_20_Text">- `grid_rowconfigure` und `grid_columnconfigure` mit `weight` für flexible Größenänderung.</text:span></text:p>
      <text:p text:style-name="Preformatted_20_Text"><text:span text:style-name="Source_20_Text">- **Nie `pack()` und `grid()` im selben Container mischen!**</text:span></text:p>
      <text:p text:style-name="Preformatted_20_Text"/>
      <text:p text:style-name="Preformatted_20_Text"><text:span text:style-name="Source_20_Text">Beispiel:</text:span></text:p>
      <text:p text:style-name="Preformatted_20_Text"/>
      <text:p text:style-name="Preformatted_20_Text"><text:span text:style-name="Source_20_Text">```python</text:span></text:p>
      <text:p text:style-name="Preformatted_20_Text"><text:span text:style-name="Source_20_Text">widget.grid(row=0, column=1, sticky="EW", padx=5, pady=5, columnspan=2)</text:span></text:p>
      <text:p text:style-name="P1"><text:span text:style-name="Source_20_Text">root.grid_columnconfigure(1, weight=1)</text:span></text:p>
      <text:p text:style-name="Preformatted_20_Text"><text:soft-page-break/></text:p>
      <text:p text:style-name="Preformatted_20_Text"><text:span text:style-name="Source_20_Text">---</text:span></text:p>
      <text:p text:style-name="Preformatted_20_Text"/>
      <text:p text:style-name="Preformatted_20_Text"><text:span text:style-name="Source_20_Text">Wenn du möchtest, kann ich dir auch direkt Beispiele schreiben, wie du einzelne Menüs in deinem Programm mit `grid()` statt `pack()` aufbauen kannst — das hilft oft, die Vorteile praktisch zu sehen. <text:s/></text:span></text:p>
      <text:p text:style-name="P1"><text:span text:style-name="Source_20_Text">Möchtest du das?</text:span></text:p>
      <text:p text:style-name="Text_20_body">Alles klar, ich erklär dir das mit einem Beispielcode, damit alles klar wird — inklusive Antworten auf deine Präzisierungen!</text:p>
      <text:p text:style-name="Horizontal_20_Line"/>
      <text:h text:style-name="Heading_20_1" text:outline-level="1">Erklärung zu deinen Fragen mit Beispielcode</text:h>
      <text:p text:style-name="Preformatted_20_Text"><text:span text:style-name="Source_20_Text">import tkinter as tk</text:span></text:p>
      <text:p text:style-name="Preformatted_20_Text"/>
      <text:p text:style-name="Preformatted_20_Text"><text:span text:style-name="Source_20_Text">root = tk.Tk()</text:span></text:p>
      <text:p text:style-name="Preformatted_20_Text"><text:span text:style-name="Source_20_Text">root.title("Grid-Erklärung")</text:span></text:p>
      <text:p text:style-name="Preformatted_20_Text"><text:span text:style-name="Source_20_Text">root.geometry("400x400")</text:span></text:p>
      <text:p text:style-name="Preformatted_20_Text"/>
      <text:p text:style-name="Preformatted_20_Text"><text:span text:style-name="Source_20_Text"># 1. Frage: Muss man bei row=0, column=0 ein Widget platzieren?</text:span></text:p>
      <text:p text:style-name="Preformatted_20_Text"><text:span text:style-name="Source_20_Text"># -&gt; Nein, du musst nicht zwangsläufig bei 0,0 starten. Du kannst auch z.B. nur row=2, column=2 belegen.</text:span></text:p>
      <text:p text:style-name="Preformatted_20_Text"><text:span text:style-name="Source_20_Text"># Die Zellen links/oben davon bleiben aber leer und belegen dann erstmal keinen Platz.</text:span></text:p>
      <text:p text:style-name="Preformatted_20_Text"/>
      <text:p text:style-name="Preformatted_20_Text"><text:span text:style-name="Source_20_Text"># Wir legen nur ein Label bei row=2, column=2 (unten rechts)</text:span></text:p>
      <text:p text:style-name="Preformatted_20_Text"><text:span text:style-name="Source_20_Text">label = tk.Label(root, text="Ich bin bei row=2, column=2")</text:span></text:p>
      <text:p text:style-name="Preformatted_20_Text"><text:span text:style-name="Source_20_Text">label.grid(row=2, column=2, padx=5, pady=5)</text:span></text:p>
      <text:p text:style-name="Preformatted_20_Text"/>
      <text:p text:style-name="Preformatted_20_Text"><text:span text:style-name="Source_20_Text"># 2. Frage: Wie groß ist eine Zelle?</text:span></text:p>
      <text:p text:style-name="Preformatted_20_Text"><text:span text:style-name="Source_20_Text"># -&gt; Die Größe der Zelle hängt von den Widgets darin ab!</text:span></text:p>
      <text:p text:style-name="Preformatted_20_Text"><text:span text:style-name="Source_20_Text"># -&gt; Eine Zelle passt sich der Größe des enthaltenen Widgets an.</text:span></text:p>
      <text:p text:style-name="Preformatted_20_Text"><text:span text:style-name="Source_20_Text"># -&gt; Leerzellen haben keine Breite oder Höhe, außer du definierst das über `minsize`.</text:span></text:p>
      <text:p text:style-name="Preformatted_20_Text"/>
      <text:p text:style-name="Preformatted_20_Text"><text:span text:style-name="Source_20_Text"># Wir definieren feste Größen für die Zeilen und Spalten, um das zu zeigen:</text:span></text:p>
      <text:p text:style-name="Preformatted_20_Text"><text:span text:style-name="Source_20_Text">root.grid_rowconfigure(0, minsize=50) <text:s/># Zeile 0 hat Mindesthöhe 50 Pixel</text:span></text:p>
      <text:p text:style-name="Preformatted_20_Text"><text:span text:style-name="Source_20_Text">root.grid_rowconfigure(1, minsize=80)</text:span></text:p>
      <text:p text:style-name="Preformatted_20_Text"><text:span text:style-name="Source_20_Text">root.grid_rowconfigure(2, minsize=100)</text:span></text:p>
      <text:p text:style-name="Preformatted_20_Text"/>
      <text:p text:style-name="Preformatted_20_Text"><text:span text:style-name="Source_20_Text">root.grid_columnconfigure(0, minsize=100) <text:s/># Spalte 0 hat Mindestbreite 100 Pixel</text:span></text:p>
      <text:p text:style-name="Preformatted_20_Text"><text:span text:style-name="Source_20_Text">root.grid_columnconfigure(1, minsize=120)</text:span></text:p>
      <text:p text:style-name="Preformatted_20_Text"><text:span text:style-name="Source_20_Text">root.grid_columnconfigure(2, minsize=150)</text:span></text:p>
      <text:p text:style-name="Preformatted_20_Text"/>
      <text:p text:style-name="Preformatted_20_Text"><text:span text:style-name="Source_20_Text"># 3. Frage: Wie definiere ich eine 3x3 Grid?</text:span></text:p>
      <text:p text:style-name="Preformatted_20_Text"><text:span text:style-name="Source_20_Text"># -&gt; Indem du Widgets in bis zu row=2 und column=2 positionierst.</text:span></text:p>
      <text:p text:style-name="Preformatted_20_Text"><text:span text:style-name="Source_20_Text"># -&gt; Oder du definierst mindestens 3 Zeilen und 3 Spalten mit `grid_rowconfigure` und `grid_columnconfigure`.</text:span></text:p>
      <text:p text:style-name="Preformatted_20_Text"/>
      <text:p text:style-name="Preformatted_20_Text"><text:span text:style-name="Source_20_Text"># Zum Demonstrieren, wir legen farbige Labels in alle 9 Zellen:</text:span></text:p>
      <text:p text:style-name="Preformatted_20_Text"><text:span text:style-name="Source_20_Text">colors = ["red", "green", "blue", "yellow", "cyan", "magenta", "orange", "purple", "gray"]</text:span></text:p>
      <text:p text:style-name="Preformatted_20_Text"><text:span text:style-name="Source_20_Text">for r in range(3):</text:span></text:p>
      <text:p text:style-name="Preformatted_20_Text"><text:span text:style-name="Source_20_Text"><text:s text:c="4"/>for c in range(3):</text:span></text:p>
      <text:p text:style-name="Preformatted_20_Text"><text:span text:style-name="Source_20_Text"><text:s text:c="8"/># Nur wenn in Zelle noch nichts ist, legen wir Label (außer bei 2,2 da ist schon Label)</text:span></text:p>
      <text:p text:style-name="Preformatted_20_Text"><text:span text:style-name="Source_20_Text"><text:s text:c="8"/>if not (r == 2 and c == 2):</text:span></text:p>
      <text:p text:style-name="Preformatted_20_Text"><text:span text:style-name="Source_20_Text"><text:s text:c="12"/>tk.Label(root, bg=colors[r*3 + c], text=f"{r},{c}").grid(row=r, column=c, sticky="nsew")</text:span></text:p>
      <text:p text:style-name="Preformatted_20_Text"><text:soft-page-break/></text:p>
      <text:p text:style-name="Preformatted_20_Text"><text:span text:style-name="Source_20_Text"># Damit sich die Labels in der Zelle dehnen, konfigurieren wir die Gewichte:</text:span></text:p>
      <text:p text:style-name="Preformatted_20_Text"><text:span text:style-name="Source_20_Text">for i in range(3):</text:span></text:p>
      <text:p text:style-name="Preformatted_20_Text"><text:span text:style-name="Source_20_Text"><text:s text:c="4"/>root.grid_rowconfigure(i, weight=1)</text:span></text:p>
      <text:p text:style-name="Preformatted_20_Text"><text:span text:style-name="Source_20_Text"><text:s text:c="4"/>root.grid_columnconfigure(i, weight=1)</text:span></text:p>
      <text:p text:style-name="Preformatted_20_Text"/>
      <text:p text:style-name="P1"><text:span text:style-name="Source_20_Text">root.mainloop()</text:span></text:p>
      <text:p text:style-name="Horizontal_20_Line"/>
      <text:h text:style-name="Heading_20_3" text:outline-level="3">Erklärung nochmal im Detail:</text:h>
      <text:list xml:id="list7000970820673152354" text:style-name="L8">
        <text:list-item>
          <text:p text:style-name="P10"><text:span text:style-name="Strong_20_Emphasis">Muss bei row=0, column=0 ein Widget sein?</text:span><text:line-break/>Nein. Du kannst theoretisch nur <text:span text:style-name="Source_20_Text">row=2, column=2</text:span> nutzen, aber die Zellen links und oben bleiben dann leer und nehmen keinen Platz ein, solange du keine Größen (z.B. minsize oder weight) festlegst.</text:p>
        </text:list-item>
        <text:list-item>
          <text:p text:style-name="P10"><text:span text:style-name="Strong_20_Emphasis">Wie groß ist eine Zelle?</text:span><text:line-break/>Die Größe richtet sich nach dem Inhalt. Ein Button mit 100x30 Pixel macht die Zelle so groß. Eine leere Zelle hat keine Breite oder Höhe (0 Pixel).<text:line-break/>Mit <text:span text:style-name="Source_20_Text">grid_rowconfigure(minsize=...)</text:span> und <text:span text:style-name="Source_20_Text">grid_columnconfigure(minsize=...)</text:span> kannst du Mindestgrößen festlegen.</text:p>
        </text:list-item>
        <text:list-item>
          <text:p text:style-name="P10"><text:span text:style-name="Strong_20_Emphasis">Wie baue ich ein 3x3 Raster?</text:span><text:line-break/>Indem du mindestens 3 Zeilen und 3 Spalten adressierst (<text:span text:style-name="Source_20_Text">row=0..2</text:span>, <text:span text:style-name="Source_20_Text">column=0..2</text:span>).<text:line-break/>Außerdem mit <text:span text:style-name="Source_20_Text">grid_rowconfigure</text:span> und <text:span text:style-name="Source_20_Text">grid_columnconfigure</text:span> kannst du die Größen anpassen und flexible Verteilung mit <text:span text:style-name="Source_20_Text">weight</text:span> steuern.</text:p>
        </text:list-item>
      </text:list>
      <text:p text:style-name="Horizontal_20_Line"/>
      <text:p text:style-name="Text_20_body">Falls du möchtest, kann ich dir das auch noch mal speziell auf dein Programm mit konkreten Widgets anpassen, damit du es direkt nutzen kannst.<text:line-break/>Möchtest du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4</meta:editing-cycles>
    <meta:generator>OpenOffice/4.1.11$Win32 OpenOffice.org_project/4111m1$Build-9808</meta:generator>
    <dc:date>2025-05-15T15:43:15.77</dc:date>
    <meta:document-statistic meta:table-count="2" meta:image-count="0" meta:object-count="0" meta:page-count="5" meta:paragraph-count="140" meta:word-count="1084" meta:character-count="7725"/>
    <meta:user-defined meta:name="Info 1"/>
    <meta:user-defined meta:name="Info 2"/>
    <meta:user-defined meta:name="Info 3"/>
    <meta:user-defined meta:name="Info 4"/>
  </office:meta>
</office:document-meta>
</file>